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wifnouy0czp"/><text:line-break/>Name:______________________<text:tab/><text:tab/><text:tab/><text:tab/><text:tab/>Date:____________</text:p>
      <text:p text:style-name="P3"><text:bookmark text:name="_7jrt7mqev3c1"/><text:span text:style-name="T1">Quiz - Data Privacy</text:span></text:p>
      <text:list xml:id="list4003161099" text:style-name="WWNum2">
        <text:list-item>
          <text:p text:style-name="P1"><text:span text:style-name="T2">Approximately what percentage of individuals can be correctly identified in supposedly “anonymized” data sets?<text:line-break/><text:line-break/><text:line-break/></text:span></text:p>
        </text:list-item>
        <text:list-item>
          <text:p text:style-name="P1"><text:span text:style-name="T2">Does it become easier or harder to identify an individual when there are a large number of features in a data set?<text:line-break/><text:line-break/><text:line-break/><text:line-break/><text:line-break/><text:line-break/></text:span></text:p>
        </text:list-item>
        <text:list-item>
          <text:p text:style-name="P1"><text:span text:style-name="T2">What is the fundamental nature of all blockchain technology?<text:line-break/></text:span></text:p>
        </text:list-item>
      </text:list>
      <text:p text:style-name="Subtitle"><text:bookmark text:name="_18kyqjnk3e1y"/><text:line-break/><text:line-break/></text:p>
      <text:p text:style-name="Subtitle"><text:bookmark text:name="_8qcaq2cwlvad"/><text:line-break/>Name:______________________<text:tab/><text:tab/><text:tab/><text:tab/><text:tab/>Date:____________</text:p>
      <text:p text:style-name="P3"><text:bookmark text:name="_yg4mhgtgz05u"/><text:span text:style-name="T1">Quiz - Data Privacy</text:span></text:p>
      <text:list xml:id="list2573422023" text:style-name="WWNum1">
        <text:list-item>
          <text:p text:style-name="P2"><text:span text:style-name="T2">Approximately what percentage of individuals can be correctly identified in supposedly “anonymized” data sets?<text:line-break/><text:line-break/><text:line-break/></text:span></text:p>
        </text:list-item>
        <text:list-item>
          <text:p text:style-name="P2"><text:span text:style-name="T2">Does it become easier or harder to identify an individual when there are a large number of features in a data set?<text:line-break/><text:line-break/><text:line-break/><text:line-break/><text:line-break/></text:span></text:p>
        </text:list-item>
        <text:list-item>
          <text:p text:style-name="P2"><text:span text:style-name="T2">What is the fundamental nature of all blockchain technology?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08" meta:character-count="739" meta:non-whitespace-character-count="616"/>
    <meta:generator>LibreOfficeDev/6.0.5.2$Linux_X86_64 LibreOffice_project/</meta:generator>
  </office:meta>
</office:document-meta>
</file>